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4244in"/>
    </style:style>
    <style:style style:name="co10" style:family="table-column">
      <style:table-column-properties fo:break-before="auto" style:column-width="3.978in"/>
    </style:style>
    <style:style style:name="co14" style:family="table-column">
      <style:table-column-properties fo:break-before="auto" style:column-width="1.5646in"/>
    </style:style>
    <style:style style:name="co18" style:family="table-column">
      <style:table-column-properties fo:break-before="auto" style:column-width="1.2236in"/>
    </style:style>
    <style:style style:name="co5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2.3945in"/>
    </style:style>
    <style:style style:name="co22" style:family="table-column">
      <style:table-column-properties fo:break-before="auto" style:column-width="3.7102in"/>
    </style:style>
    <style:style style:name="co11" style:family="table-column">
      <style:table-column-properties fo:break-before="auto" style:column-width="1.5736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1.3083in"/>
    </style:style>
    <style:style style:name="co16" style:family="table-column">
      <style:table-column-properties fo:break-before="auto" style:column-width="1.1382in"/>
    </style:style>
    <style:style style:name="co20" style:family="table-column">
      <style:table-column-properties fo:break-before="auto" style:column-width="0.4161in"/>
    </style:style>
    <style:style style:name="co21" style:family="table-column">
      <style:table-column-properties fo:break-before="auto" style:column-width="1.3819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style:text-line-through-style="none" style:text-position="" style:text-underline-style="none"/>
    </style:style>
    <style:style style:name="ce4" style:family="table-cell" style:parent-style-name="Default">
      <style:text-properties style:text-line-through-style="solid" style:text-position="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20" table:default-cell-style-name="ce10"/>
        <table:table-column table:style-name="co1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Add faq.html and other starter files to git</text:p>
          </table:table-cell>
          <table:table-cell office:value-type="string">
            <text:p>This means either removing html/ from gitignore or adding them to templat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pdate FAQ to include info on how to create a user account</text:p>
          </table:table-cell>
          <table:table-cell table:number-columns-repeated="4"/>
        </table:table-row>
        <table:table-row table:style-name="ro1">
          <table:table-cell office:value-type="string">
            <text:p>-----</text:p>
          </table:table-cell>
          <table:table-cell office:value-type="string">
            <text:p>Make index.pl write to a specified file instead of print to stdout</text:p>
          </table:table-cell>
          <table:table-cell office:value-type="string">
            <text:p>Put everything into a function</text:p>
          </table:table-cell>
          <table:table-cell office:value-type="string">
            <text:p>Give the function a parame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</table:table-row>
        <table:table-row table:style-name="ro1">
          <table:table-cell/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4"/>
        </table:table-row>
        <table:table-row table:style-name="ro1" table:number-rows-repeated="27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number-rows-repeated="36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Move existing cache references to these subs</text:p>
          </table:table-cell>
          <table:table-cell table:number-columns-repeated="2"/>
        </table:table-row>
        <table:table-row table:style-name="ro1" table:number-rows-repeated="104849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acklog" table:style-name="ta1">
        <table:table-column table:style-name="co17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3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6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trieve GPG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footer link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/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/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/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eak out individual message printing into function</text:p>
          </table:table-cell>
          <table:table-cell office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tegrate Droopy for uploading files</text:p>
          </table:table-cell>
          <table:table-cell office:value-type="string">
            <text:p>Only for trusted us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handling for expired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ames?</text:p>
          </table:table-cell>
          <table:table-cell office:value-type="string">
            <text:p>connect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warning if unable to truncate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newest items list generato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Pubkey upload is not added to author pa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reate a LOG() function with timestam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office:value-type="string">
            <text:p>Move existing cache references to these sub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</table:table>
      <table:table table:name="Log" table:style-name="ta1">
        <table:table-column table:style-name="co5" table:default-cell-style-name="ce2"/>
        <table:table-column table:style-name="co19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file link to htmlized version and “.txt” link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ache GPG results to save CPU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message board’s .nfo file in parent dir to reflect message coun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signup board for uploading public key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n html_default in repo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scripts check for html/ and create it if no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border around comments</text:p>
          </table:table-cell>
          <table:table-cell/>
        </table:table-row>
        <table:table-row table:style-name="ro1" table:number-rows-repeated="104851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22" table:default-cell-style-name="Default"/>
        <table:table-column table:style-name="co5" table:default-cell-style-name="ce9"/>
        <table:table-row table:style-name="ro1">
          <table:table-cell office:value-type="string">
            <text:p>Homepage</text:p>
          </table:table-cell>
          <table:table-cell office:value-type="date" office:date-value="2017-10-17T13:43:47">
            <text:p>10/17/17</text:p>
          </table:table-cell>
        </table:table-row>
        <table:table-row table:style-name="ro1">
          <table:table-cell office:value-type="string">
            <text:p>Homepage has footer image</text:p>
          </table:table-cell>
          <table:table-cell/>
        </table:table-row>
        <table:table-row table:style-name="ro1">
          <table:table-cell office:value-type="string">
            <text:p>Boards</text:p>
          </table:table-cell>
          <table:table-cell office:value-type="date" office:date-value="2017-10-17T13:43:50">
            <text:p>10/17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10-17T13:43:51">
            <text:p>10/17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10-17T13:43:52">
            <text:p>10/17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10-17T16:44:32">
            <text:p>10/17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10-17T16:44:53">
            <text:p>10/17/17</text:p>
          </table:table-cell>
        </table:table-row>
        <table:table-row table:style-name="ro1">
          <table:table-cell office:value-type="string">
            <text:p>Counter</text:p>
          </table:table-cell>
          <table:table-cell office:value-type="date" office:date-value="2017-10-17T16:44:55">
            <text:p>10/17/17</text:p>
          </table:table-cell>
        </table:table-row>
      </table:table>
      <table:table table:name="Deploy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18T01:00:31</dc:date>
    <meta:editing-duration>P10DT19H8M20S</meta:editing-duration>
    <meta:editing-cycles>77</meta:editing-cycles>
    <dc:creator>ilya </dc:creator>
    <meta:document-statistic meta:table-count="6" meta:cell-count="334" meta:object-count="0"/>
  </office:meta>
</office:document-meta>
</file>